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vertical-align="top"/>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7" table:default-cell-style-name="ce1"/>
        <table:table-row table:style-name="ro1">
          <table:table-cell table:number-columns-repeated="24"/>
        </table:table-row>
        <table:table-row table:style-name="ro2">
          <table:table-cell/>
          <table:table-cell office:value-type="string">
            <text:p>本日の項目ＩＤ</text:p>
          </table:table-cell>
          <table:table-cell office:value-type="string">
            <text:p>通算項目ＩＤ</text:p>
          </table:table-cell>
          <table:table-cell office:value-type="string">
            <text:p>基礎訓練</text:p>
          </table:table-cell>
          <table:table-cell office:value-type="string">
            <text:p>復習</text:p>
          </table:table-cell>
          <table:table-cell office:value-type="string">
            <text:p>新規項目</text:p>
          </table:table-cell>
          <table:table-cell office:value-type="string">
            <text:p>演習</text:p>
          </table:table-cell>
          <table:table-cell table:number-columns-repeated="17"/>
        </table:table-row>
        <table:table-row table:style-name="ro3">
          <table:table-cell/>
          <table:table-cell office:value-type="string">
            <text:p>1</text:p>
          </table:table-cell>
          <table:table-cell office:value-type="string">
            <text:p>19</text:p>
          </table:table-cell>
          <table:table-cell office:value-type="string">
            <text:p>アンパンマン・のびのびワーク１歳</text:p>
            <text:p>いただきます。食事の風景。今回のおかずはカットミカン。良く見る何分の１かの半月型のミカン。</text:p>
          </table:table-cell>
          <table:table-cell office:value-type="string">
            <text:p>日本将棋連盟「将棋の基礎知識」</text:p>
            <text:p>盤駒を使って遊ぶ将棋。</text:p>
          </table:table-cell>
          <table:table-cell office:value-type="string">
            <text:p>日本将棋連盟「将棋の基礎知識」</text:p>
            <text:p>将棋の駒には８種類あり、それぞれの駒は動き方が違う。</text:p>
            <text:p>しかし、８種類全ての駒に共通することが沢山ある。</text:p>
          </table:table-cell>
          <table:table-cell office:value-type="string">
            <text:p>練習局面課題演習　激指１５　指導対局　１４級　香川愛生　１周目　第１問</text:p>
            <text:p>０．００００２％　－４９６　５７級　たまご</text:p>
            <text:p>本将棋の導入として、駒の並べ方や符号についての学習を行った。</text:p>
            <text:p>ここまで、二人で将棋を指す事、盤駒を使って対局する事、交互に指す事、８種類の駒がある事、各駒共通のルールがある事等を学んだ。これで全体の０．００００２％の学習を消化。先は長いけど頑張ろう！</text:p>
          </table:table-cell>
          <table:table-cell table:number-columns-repeated="17"/>
        </table:table-row>
        <table:table-row table:style-name="ro4">
          <table:table-cell/>
          <table:table-cell office:value-type="string">
            <text:p>2</text:p>
          </table:table-cell>
          <table:table-cell office:value-type="string">
            <text:p>20</text:p>
          </table:table-cell>
          <table:table-cell office:value-type="string">
            <text:p>アンパンマン・のびのびワーク１歳</text:p>
            <text:p>続いての食べ物は「サンドイッチ」。ドキンちゃんの口に含ませておきました。</text:p>
          </table:table-cell>
          <table:table-cell office:value-type="string">
            <text:p>日本将棋連盟「将棋の基礎知識」</text:p>
            <text:p>将棋は二人が交互に駒を動かして進める。最初に指す人は先手、後に指す人は後手。駒の持ち方も学習。</text:p>
          </table:table-cell>
          <table:table-cell office:value-type="string">
            <text:p>日本将棋連盟「将棋の基礎知識」</text:p>
            <text:p>自分の駒がある場所へは進めない。</text:p>
          </table:table-cell>
          <table:table-cell office:value-type="string">
            <text:p>練習局面課題演習　激指名人戦道場　１４級　標準　１周目　第１問</text:p>
            <text:p>０．００００２％　－４９６　５７級　たまご</text:p>
            <text:p>指導対局を受けたら少し強くなった気がした。指導対局は積極的にどんどん受けよう。</text:p>
          </table:table-cell>
          <table:table-cell table:number-columns-repeated="17"/>
        </table:table-row>
        <table:table-row table:style-name="ro4">
          <table:table-cell/>
          <table:table-cell office:value-type="string">
            <text:p>3</text:p>
          </table:table-cell>
          <table:table-cell office:value-type="string">
            <text:p>21</text:p>
          </table:table-cell>
          <table:table-cell office:value-type="string">
            <text:p>アンパンマン・のびのびワーク１歳</text:p>
            <text:p>続いての食材は「ブロッコリー」。シール台紙の横に名前書いてあった。</text:p>
          </table:table-cell>
          <table:table-cell office:value-type="string">
            <text:p>日本将棋連盟「将棋の基礎知識」</text:p>
            <text:p>駒の並べ方。本将棋は８種類４０枚の駒を各々２０枚ずつ使う。「角は左・飛車は右」、「下段は内側から金・銀・桂・香」。筋と段でマス目の符号が決まる。</text:p>
          </table:table-cell>
          <table:table-cell office:value-type="string">
            <text:p>日本将棋連盟「将棋の基礎知識」</text:p>
            <text:p>相手の駒が居るマス目に進んだら、その駒を取ることが出来る。「取った」駒は自分の「持ち駒」となる。</text:p>
          </table:table-cell>
          <table:table-cell office:value-type="string">
            <text:p>練習局面課題演習　激指１３　１４級　標準　１周目　第１問</text:p>
            <text:p>０．００００２％　－４９６　５７級　たまご</text:p>
            <text:p>激指を中心にどんどん演習を進めていくぞー。</text:p>
          </table:table-cell>
          <table:table-cell table:number-columns-repeated="17"/>
        </table:table-row>
        <table:table-row table:style-name="ro4">
          <table:table-cell/>
          <table:table-cell office:value-type="string">
            <text:p>4</text:p>
          </table:table-cell>
          <table:table-cell office:value-type="string">
            <text:p>22</text:p>
          </table:table-cell>
          <table:table-cell office:value-type="string">
            <text:p>アンパンマン・のびのびワーク１歳</text:p>
            <text:p>続いての食材は「ミニトマト」。コキンちゃんのお口にポイ！</text:p>
          </table:table-cell>
          <table:table-cell office:value-type="string">
            <text:p>日本将棋連盟「将棋の基礎知識」</text:p>
            <text:p>将棋は二人で行うゲーム。</text:p>
          </table:table-cell>
          <table:table-cell office:value-type="string">
            <text:p>日本将棋連盟「将棋の基礎知識」</text:p>
            <text:p>持ち駒は自分の番の時に原則として空いているマスの好きな場所に置くことが出来る。これを「駒を打つ」と言う。</text:p>
          </table:table-cell>
          <table:table-cell office:value-type="string">
            <text:p>練習局面課題演習　激指１４　指導対局　１４級　竹俣紅　１周目　第１問</text:p>
            <text:p>０．００００２％　－４９６　５７級　たまご</text:p>
          </table:table-cell>
          <table:table-cell table:number-columns-repeated="17"/>
        </table:table-row>
        <table:table-row table:style-name="ro4" table:number-rows-repeated="165">
          <table:table-cell table:number-columns-repeated="24"/>
        </table:table-row>
        <table:table-row table:style-name="ro4">
          <table:table-cell table:number-columns-repeated="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02">2022/03/02</text:date>, <text:time>01:50: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H42M36S</meta:editing-duration>
    <meta:editing-cycles>11</meta:editing-cycles>
    <meta:generator>OpenOffice/4.1.6$Win32 OpenOffice.org_project/416m1$Build-9790</meta:generator>
    <dc:date>2022-03-02T01:50:41.78</dc:date>
    <meta:document-statistic meta:table-count="1" meta:cell-count="30" meta:object-count="0"/>
    <meta:user-defined meta:name="Info 1"/>
    <meta:user-defined meta:name="Info 2"/>
    <meta:user-defined meta:name="Info 3"/>
    <meta:user-defined meta:name="Info 4"/>
  </office:meta>
</office:document-meta>
</file>